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2" svg:stroke-width="0cm" draw:stroke-linejoin="none" svg:stroke-linecap="butt" draw:fill="solid" draw:fill-color="#f0efef" draw:textarea-horizontal-align="justify" draw:textarea-vertical-align="middle" draw:fit-to-contour="true" fo:padding-top="0cm" fo:padding-bottom="0cm" fo:padding-left="0cm" fo:padding-right="0cm"/>
    </style:style>
    <style:style style:name="gr2" style:family="graphic" style:parent-style-name="standard">
      <style:graphic-properties draw:stroke="none" draw:stroke-dash="Dash_20_2" svg:stroke-width="0cm" draw:stroke-linejoin="none" svg:stroke-linecap="butt" draw:fill="solid" draw:fill-color="#1f77b4" draw:textarea-horizontal-align="center" draw:textarea-vertical-align="middle"/>
    </style:style>
    <style:style style:name="gr3" style:family="graphic" style:parent-style-name="standard">
      <style:graphic-properties draw:stroke="none" draw:stroke-dash="Dash_20_2" svg:stroke-width="0cm" draw:stroke-linejoin="none" svg:stroke-linecap="butt" draw:fill="solid" draw:fill-color="#1f77b4" draw:textarea-horizontal-align="center" draw:textarea-vertical-align="middle"/>
    </style:style>
    <style:style style:name="gr4" style:family="graphic" style:parent-style-name="standard" style:list-style-name="L1">
      <style:graphic-properties draw:stroke="none" draw:stroke-dash="Dash_20_2" svg:stroke-width="0cm" draw:stroke-linejoin="none" svg:stroke-linecap="butt" draw:fill="solid" draw:fill-color="#f0efef" draw:textarea-horizontal-align="center" draw:textarea-vertical-align="middle" draw:fit-to-contour="true" fo:padding-top="0cm" fo:padding-bottom="0cm" fo:padding-left="0cm" fo:padding-right="0cm"/>
    </style:style>
    <style:style style:name="gr5" style:family="graphic" style:parent-style-name="standard">
      <style:graphic-properties draw:stroke="none" draw:stroke-dash="Dash_20_2" svg:stroke-width="0cm" draw:stroke-linejoin="none" svg:stroke-linecap="butt" draw:fill="solid" draw:fill-color="#ff7f0e" draw:textarea-horizontal-align="center" draw:textarea-vertical-align="middle"/>
    </style:style>
    <style:style style:name="gr6" style:family="graphic" style:parent-style-name="standard">
      <style:graphic-properties draw:stroke="none" draw:stroke-dash="Dash_20_2" svg:stroke-width="0cm" draw:stroke-linejoin="none" svg:stroke-linecap="butt" draw:fill="solid" draw:fill-color="#f0efef" draw:textarea-horizontal-align="center" draw:textarea-vertical-align="middle" draw:fit-to-contour="true" fo:padding-top="0cm" fo:padding-bottom="0cm" fo:padding-left="0cm" fo:padding-right="0cm"/>
    </style:style>
    <style:style style:name="gr7" style:family="graphic" style:parent-style-name="standard">
      <style:graphic-properties draw:stroke="none" draw:stroke-dash="Dash_20_2" svg:stroke-width="0cm" draw:stroke-linejoin="none" svg:stroke-linecap="butt" draw:fill="solid" draw:fill-color="#2ca02c" draw:textarea-horizontal-align="center" draw:textarea-vertical-align="middle"/>
    </style:style>
    <style:style style:name="gr8" style:family="graphic" style:parent-style-name="standard">
      <style:graphic-properties draw:stroke="none" draw:stroke-dash="Dash_20_2" svg:stroke-width="0cm" draw:stroke-linejoin="none" svg:stroke-linecap="butt" draw:fill="solid" draw:fill-color="#2ca02c" draw:textarea-horizontal-align="center" draw:textarea-vertical-align="middle"/>
    </style:style>
    <style:style style:name="gr9" style:family="graphic" style:parent-style-name="standard">
      <style:graphic-properties draw:stroke="none" draw:stroke-dash="Dash_20_2" svg:stroke-width="0cm" draw:stroke-linejoin="none" svg:stroke-linecap="butt" draw:fill="solid" draw:fill-color="#ff7f0e" draw:textarea-horizontal-align="center" draw:textarea-vertical-align="middle"/>
    </style:style>
    <style:style style:name="gr10" style:family="graphic" style:parent-style-name="standard">
      <style:graphic-properties draw:stroke="none" draw:stroke-dash="Dash_20_2" svg:stroke-width="0cm" draw:stroke-linejoin="none" svg:stroke-linecap="butt" draw:fill="solid" draw:fill-color="#d62728" draw:textarea-horizontal-align="center" draw:textarea-vertical-align="middle"/>
    </style:style>
    <style:style style:name="gr11" style:family="graphic" style:parent-style-name="standard">
      <style:graphic-properties draw:stroke="none" draw:stroke-dash="Dash_20_2" svg:stroke-width="0cm" draw:stroke-linejoin="none" svg:stroke-linecap="butt" draw:fill="solid" draw:fill-color="#d62728" draw:textarea-horizontal-align="center" draw:textarea-vertical-align="middle"/>
    </style:style>
    <style:style style:name="P1" style:family="paragraph">
      <style:paragraph-properties fo:margin-top="0.205cm" fo:margin-bottom="0.205cm" fo:text-align="center"/>
      <style:text-properties fo:font-size="17pt"/>
    </style:style>
    <style:style style:name="P2" style:family="paragraph">
      <style:paragraph-properties fo:margin-top="0.205cm" fo:margin-bottom="0.205cm" fo:text-align="center"/>
      <style:text-properties fo:font-size="16pt" style:font-size-asian="22pt" style:font-size-complex="22pt"/>
    </style:style>
    <style:style style:name="P3" style:family="paragraph">
      <style:paragraph-properties fo:text-align="center"/>
      <style:text-properties fo:color="#ffffff" fo:font-weight="bold"/>
    </style:style>
    <style:style style:name="P4" style:family="paragraph">
      <style:paragraph-properties fo:text-align="center"/>
      <style:text-properties fo:color="#ffffff" fo:font-size="15pt" fo:font-weight="bold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margin-top="0.205cm" fo:margin-bottom="0.205cm" fo:text-align="center"/>
      <style:text-properties fo:font-family="Arial" style:font-family-generic="roman" style:font-pitch="variable" fo:font-size="17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7" style:family="paragraph">
      <style:paragraph-properties fo:margin-top="0.205cm" fo:margin-bottom="0.205cm" fo:text-align="center"/>
      <style:text-properties fo:font-family="Arial" style:font-family-generic="roman" style:font-pitch="variable" fo:font-size="16pt" style:letter-kerning="true" style:font-family-asian="SimSun" style:font-family-generic-asian="system" style:font-pitch-asian="variable" style:font-size-asian="16pt" style:font-family-complex="'Lucida Sans'" style:font-family-generic-complex="system" style:font-pitch-complex="variable" style:font-size-complex="16pt"/>
    </style:style>
    <style:style style:name="P8" style:family="paragraph">
      <style:paragraph-properties fo:text-align="center"/>
      <style:text-properties fo:font-size="17pt"/>
    </style:style>
    <style:style style:name="P9" style:family="paragraph">
      <style:paragraph-properties fo:text-align="center"/>
      <style:text-properties fo:font-size="16pt" style:font-size-asian="22pt" style:font-size-complex="22pt"/>
    </style:style>
    <style:style style:name="T1" style:family="text">
      <style:text-properties fo:font-size="20pt" fo:language="es" fo:country="MX" style:font-size-asian="26pt" style:font-size-complex="26pt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5.812cm" svg:height="8.813cm" svg:x="1.331cm" svg:y="5.374cm" svg:viewBox="0 0 5813 8814" draw:points="5813,7640 4854,8814 0,8814 0,0 5813,0">
          <text:p text:style-name="P1"><text:span text:style-name="T1"/></text:p>
          <text:p text:style-name="P1"><text:span text:style-name="T1">Apoyo en la </text:span><text:span text:style-name="T2">definición e implementación de la estrategia de Data Science.</text:span></text:p>
        </draw:polygon>
        <draw:polygon draw:style-name="gr2" draw:text-style-name="P4" draw:layer="layout" svg:width="5.812cm" svg:height="1.999cm" svg:x="1.33cm" svg:y="3.42cm" svg:viewBox="0 0 5813 2000" draw:points="5813,2000 0,2000 0,0 5813,0">
          <text:p text:style-name="P3"><text:span text:style-name="T3">ASESORÍA</text:span></text:p>
        </draw:polygon>
        <draw:polygon draw:style-name="gr3" draw:text-style-name="P5" draw:layer="layout" svg:width="0.947cm" svg:height="0.947cm" svg:x="6.196cm" svg:y="13.24cm" svg:viewBox="0 0 948 948" draw:points="948,0 0,0 0,948">
          <text:p/>
        </draw:polygon>
        <draw:polygon draw:style-name="gr4" draw:text-style-name="P7" draw:layer="layout" svg:width="5.811cm" svg:height="8.813cm" svg:x="7.694cm" svg:y="5.374cm" svg:viewBox="0 0 5812 8814" draw:points="5812,7627 4843,8814 0,8814 0,0 5812,0">
          <text:p text:style-name="P6"><text:span text:style-name="T2"/></text:p>
          <text:p text:style-name="P6"><text:span text:style-name="T2">Asignación de recursos enfocados específicamente en estudiar datos y proponer soluciones de Data Science.</text:span></text:p>
        </draw:polygon>
        <draw:polygon draw:style-name="gr5" draw:text-style-name="P4" draw:layer="layout" svg:width="5.811cm" svg:height="1.999cm" svg:x="7.694cm" svg:y="3.42cm" svg:viewBox="0 0 5812 2000" draw:points="5812,2000 0,2000 0,0 5812,0">
          <text:p text:style-name="P3"><text:span text:style-name="T3">LABORATORIO </text:span></text:p>
          <text:p text:style-name="P3"><text:span text:style-name="T3">DE DATOS</text:span></text:p>
        </draw:polygon>
        <draw:polygon draw:style-name="gr6" draw:text-style-name="P9" draw:layer="layout" svg:width="5.812cm" svg:height="8.826cm" svg:x="14.255cm" svg:y="5.387cm" svg:viewBox="0 0 5813 8827" draw:points="5813,7626 4844,8827 0,8827 0,0 5813,0">
          <text:p text:style-name="P8"><text:span text:style-name="T2"/></text:p>
          <text:p text:style-name="P8"><text:span text:style-name="T2">Ensayo a escala del desarrollo de una solución. Se considera la medición de resultados para conocer su impacto</text:span></text:p>
        </draw:polygon>
        <draw:polygon draw:style-name="gr7" draw:text-style-name="P4" draw:layer="layout" svg:width="5.812cm" svg:height="1.999cm" svg:x="14.255cm" svg:y="3.399cm" svg:viewBox="0 0 5813 2000" draw:points="5813,2000 0,2000 0,0 5813,0">
          <text:p text:style-name="P3"><text:span text:style-name="T3">PILOTO</text:span></text:p>
        </draw:polygon>
        <draw:polygon draw:style-name="gr8" draw:text-style-name="P5" draw:layer="layout" svg:width="0.957cm" svg:height="0.947cm" svg:x="19.099cm" svg:y="13.24cm" svg:viewBox="0 0 958 948" draw:points="958,0 0,0 0,948">
          <text:p/>
        </draw:polygon>
        <draw:polygon draw:style-name="gr9" draw:text-style-name="P5" draw:layer="layout" svg:width="0.957cm" svg:height="0.937cm" svg:x="12.547cm" svg:y="13.25cm" svg:viewBox="0 0 958 938" draw:points="958,0 0,0 0,938">
          <text:p/>
        </draw:polygon>
        <draw:polygon draw:style-name="gr6" draw:text-style-name="P9" draw:layer="layout" svg:width="5.812cm" svg:height="8.826cm" svg:x="20.8cm" svg:y="5.376cm" svg:viewBox="0 0 5813 8827" draw:points="5813,7626 4844,8827 0,8827 0,0 5813,0">
          <text:p text:style-name="P8"><text:span text:style-name="T2"/></text:p>
          <text:p text:style-name="P8"><text:span text:style-name="T2">Desarrollo e Implementación de una solución de Data Science, con alcance y temporalidad definidos.</text:span></text:p>
        </draw:polygon>
        <draw:polygon draw:style-name="gr10" draw:text-style-name="P4" draw:layer="layout" svg:width="5.812cm" svg:height="1.999cm" svg:x="20.8cm" svg:y="3.39cm" svg:viewBox="0 0 5813 2000" draw:points="5813,2000 0,2000 0,0 5813,0">
          <text:p text:style-name="P3"><text:span text:style-name="T3">PROYECTO </text:span></text:p>
          <text:p text:style-name="P3"><text:span text:style-name="T3">END-TO-END</text:span></text:p>
        </draw:polygon>
        <draw:polygon draw:style-name="gr11" draw:text-style-name="P5" draw:layer="layout" svg:width="0.957cm" svg:height="0.947cm" svg:x="25.644cm" svg:y="13.231cm" svg:viewBox="0 0 958 948" draw:points="958,0 0,0 0,94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uro Cardenas</meta:initial-creator>
    <meta:creation-date>2016-10-07T21:29:43</meta:creation-date>
    <dc:date>2016-10-07T22:03:42</dc:date>
    <dc:creator>Arturo Cardenas</dc:creator>
    <meta:editing-duration>PT18M28S</meta:editing-duration>
    <meta:editing-cycles>3</meta:editing-cycles>
    <meta:generator>OpenOffice/4.1.2$Unix OpenOffice.org_project/412m3$Build-9782</meta:generator>
    <meta:document-statistic meta:object-count="12"/>
  </office:meta>
</office:document-meta>
</file>